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number-columns-repeated="2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5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2"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75:.F75])" office:value-type="float" office:value="1275.64102564103">
            <text:p>1275.641025641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75:.F75])" office:value-type="float" office:value="1275.64102564103">
            <text:p>1275.641025641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Default" office:value-type="string">
            <text:p>Gen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 table:number-columns-repeated="2"/>
          <table:table-cell table:style-name="Default"/>
          <table:table-cell table:style-name="ce7"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table:number-columns-repeated="4"/>
          <table:table-cell table:style-name="ce2" table:formula="of:=SUM([.B77:.F77])" office:value-type="float" office:value="4600">
            <text:p>4600</text:p>
          </table:table-cell>
          <table:table-cell table:formula="of:=SUM([.B94:.F94])" office:value-type="float" office:value="328.571428571429">
            <text:p>328.5714285714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 table:number-columns-repeated="5"/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94:.F94])" office:value-type="float" office:value="328.571428571429">
            <text:p>328.571428571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94:.F94])" office:value-type="float" office:value="0">
            <text:p>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D94];[.F94])"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94:.F94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94:.F94])" office:value-type="float" office:value="328.571428571429">
            <text:p>328.571428571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formula="of:=[.B77]/14" office:value-type="float" office:value="328.571428571429">
            <text:p>328.5714285714</text:p>
          </table:table-cell>
          <table:table-cell table:formula="of:=[.C77]/12" office:value-type="float" office:value="0">
            <text:p>0</text:p>
          </table:table-cell>
          <table:table-cell table:formula="of:=[.D77]/13" office:value-type="float" office:value="0">
            <text:p>0</text:p>
          </table:table-cell>
          <table:table-cell table:formula="of:=[.E77]/12" office:value-type="float" office:value="0">
            <text:p>0</text:p>
          </table:table-cell>
          <table:table-cell table:formula="of:=[.F77]/13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8/03/2015</text:date>, <text:time>11:0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03T11:07:49</dc:date>
    <meta:editing-duration>PT18H56M36S</meta:editing-duration>
    <meta:editing-cycles>618</meta:editing-cycles>
    <meta:generator>OpenOffice/4.1.1$Unix OpenOffice.org_project/411m6$Build-9775</meta:generator>
    <dc:creator>employee employee</dc:creator>
    <meta:document-statistic meta:table-count="5" meta:cell-count="1405" meta:object-count="0"/>
  </office:meta>
</office:document-meta>
</file>